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9547in"/>
    </style:style>
    <style:style style:name="co3" style:family="table-column">
      <style:table-column-properties fo:break-before="auto" style:column-width="4.2819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2.2339in"/>
    </style:style>
    <style:style style:name="co6" style:family="table-column">
      <style:table-column-properties fo:break-before="auto" style:column-width="1.09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lemetry-Logging-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9,R8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Ω</text:p>
          </table:table-cell>
          <table:table-cell office:value-type="string" calcext:value-type="string">
            <text:p>x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lcsc.com/product-detail/C17594.htm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9,C12,C23,C3,C9,C15,C21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x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lcsc.com/product-detail/C49678.html?s_z=n_100nF%252008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5,R6,R4</text:p>
          </table:table-cell>
          <table:table-cell office:value-type="string" calcext:value-type="string">
            <text:p>R_0805_2012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0R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2,Y3,Y4</text:p>
          </table:table-cell>
          <table:table-cell office:value-type="string" calcext:value-type="string">
            <text:p>Crystal_SMD_3225-4Pin_3.2x2.5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CS-200-12-33Q-JES-TR</text:p>
          </table:table-cell>
          <table:table-cell office:value-type="string" calcext:value-type="string">
            <text:p>x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lcsc.com/product-detail/C2450834.html?s_z=n_ECS-200-12-33Q-JES-T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Header_2x20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_Pi_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5,C6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x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ttps://www.lcsc.com/product-detail/C28323.html?s_z=n_1uF%252008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Molex_Nano-Fit_105309-xx04_1x04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_CAN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Bourns_SRP5030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x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lcsc.com/product-detail/C2045677.html?s_z=n_Bourns%2520SRP5030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x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lcsc.com/product-detail/C95781.html?s_z=n_1k%252008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x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ttps://www.lcsc.com/product-detail/C98192.html?s_z=n_4.7uF%252008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7,C18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x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s://www.lcsc.com/product-detail/C14857.html?s_z=n_47pF%252008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Molex_Nano-Fit_105309-xx04_1x04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x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s://www.lcsc.com/product-detail/C1710.html?s_z=n_10nF%252008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x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://www.lcsc.com/product-detail/C84376.html?s_z=n_10k%252008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5,U9,U7</text:p>
          </table:table-cell>
          <table:table-cell office:value-type="string" calcext:value-type="string">
            <text:p>SOIC-8_3.9x4.9mm_P1.27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O1044BD</text:p>
          </table:table-cell>
          <table:table-cell office:value-type="string" calcext:value-type="string">
            <text:p>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lcsc.com/product-detail/C2878198.html?s_z=n_ISO1044B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11,C14,C8,C10,C7,C13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x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://www.lcsc.com/product-detail/C1804.html?s_z=n_22pF%252008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WDFN-12-1EP_3x3mm_P0.45mm_EP1.7x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4XD</text:p>
          </table:table-cell>
          <table:table-cell office:value-type="string" calcext:value-type="string">
            <text:p>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lcsc.com/product-detail/C132158.html?s_z=n_FT2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Holder_Keystone_2998_1x6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1025 Battery Holder</text:p>
          </table:table-cell>
          <table:table-cell office:value-type="string" calcext:value-type="string">
            <text:p>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lcsc.com/product-detail/C6078169.html?s_z=n_Keystone%252029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10,R7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kΩ</text:p>
          </table:table-cell>
          <table:table-cell office:value-type="string" calcext:value-type="string">
            <text:p>x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lcsc.com/product-detail/C27834.html?s_z=n_5.1k%252008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x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ttps://www.lcsc.com/product-detail/C15850.html?s_z=n_10uF%252008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4,U6,U8</text:p>
          </table:table-cell>
          <table:table-cell office:value-type="string" calcext:value-type="string">
            <text:p>DFN-14-1EP_3x4.5mm_P0.65mm_EP1.65x4.25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P2518FD-xQBB</text:p>
          </table:table-cell>
          <table:table-cell office:value-type="string" calcext:value-type="string">
            <text:p>x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lcsc.com/search?q=MCP2518&amp;s_z=n_MCP25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F8523T</text:p>
          </table:table-cell>
          <table:table-cell office:value-type="string" calcext:value-type="string">
            <text:p>x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lcsc.com/product-detail/C2651516.html?s_z=n_PCF8523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USB_C_Receptacle_GCT_USB4105-xx-A_16P_TopMnt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USB2.0_16P</text:p>
          </table:table-cell>
          <table:table-cell office:value-type="string" calcext:value-type="string">
            <text:p>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lcsc.com/product-detail/C3020560.html?s_z=n_USB41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63205WU</text:p>
          </table:table-cell>
          <table:table-cell office:value-type="string" calcext:value-type="string">
            <text:p>x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lcsc.com/product-detail/C2071056.html?s_z=n_AP63205W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3215-2Pin_3.2x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 kHz Quartz Crystal</text:p>
          </table:table-cell>
          <table:table-cell office:value-type="string" calcext:value-type="string">
            <text:p>x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lcsc.com/product-detail/C32346.htm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x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lcsc.com/product-detail/C16780.html?s_z=n_47uF%252008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504-3.3YM5</text:p>
          </table:table-cell>
          <table:table-cell office:value-type="string" calcext:value-type="string">
            <text:p>x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lcsc.com/product-detail/C41348078.html?s_z=n_MIC5504-3.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CONN-SMD_AS0BC21-S48BE-7H</text:p>
          </table:table-cell>
          <table:table-cell office:value-type="float" office:value="1" calcext:value-type="float">
            <text:p>1</text:p>
          </table:table-cell>
          <table:table-cell office:value-type="float" office:value="21992304" calcext:value-type="float">
            <text:p>21992304</text:p>
          </table:table-cell>
          <table:table-cell office:value-type="string" calcext:value-type="string">
            <text:p>x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lcsc.com/product-detail/C5089546.html?s_z=n_219923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US_PCI_Express_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tec Thingimagiger</text:p>
          </table:table-cell>
          <table:table-cell office:value-type="string" calcext:value-type="string">
            <text:p>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lcsc.com/product-detail/C4634556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16T20:07:54.921946836</dc:date>
    <meta:editing-duration>PT2M38S</meta:editing-duration>
    <meta:editing-cycles>1</meta:editing-cycles>
    <meta:document-statistic meta:table-count="1" meta:cell-count="226" meta:object-count="0"/>
    <meta:generator>LibreOffice/24.8.7.2$Linux_X86_64 LibreOffice_project/480$Build-2</meta:generator>
  </office:meta>
</office:document-meta>
</file>